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01cm" fo:min-width="0.951cm"/>
    </style:style>
    <style:style style:name="P1" style:family="paragraph">
      <style:paragraph-properties fo:text-align="center"/>
      <style:text-properties style:font-name="Bitstream Charter"/>
    </style:style>
    <style:style style:name="P2" style:family="paragraph">
      <style:paragraph-properties fo:text-align="center"/>
      <style:text-properties style:font-name="Bitstream Charter" fo:font-size="12pt" style:font-size-asian="12pt" style:font-size-complex="12pt"/>
    </style:style>
    <style:style style:name="T1" style:family="text">
      <style:text-properties style:font-name="Bitstream Charter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01cm" svg:height="2.901cm" svg:x="2.905cm" svg:y="4.556cm">
          <text:p text:style-name="P1"><text:span text:style-name="T1">Is center </text:span></text:p>
          <text:p text:style-name="P1"><text:span text:style-name="T1">QTI 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4:10:43.479823627</meta:creation-date>
    <dc:date>2017-04-21T14:16:06.535616662</dc:date>
    <meta:editing-duration>PT5M23S</meta:editing-duration>
    <meta:editing-cycles>1</meta:editing-cycles>
    <meta:document-statistic meta:object-count="1"/>
    <meta:generator>LibreOffice/5.1.6.2$Linux_X86_64 LibreOffice_project/10m0$Build-2</meta:generator>
  </office:meta>
</office:document-meta>
</file>